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onaco" svg:font-family="Monaco"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0146in" table:align="left"/>
    </style:style>
    <style:style style:name="Table1.A" style:family="table-column">
      <style:table-column-properties style:column-width="6.6875in"/>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P1" style:family="paragraph" style:parent-style-name="Standard">
      <style:text-properties officeooo:rsid="0000847f" officeooo:paragraph-rsid="0000847f"/>
    </style:style>
    <style:style style:name="P2" style:family="paragraph" style:parent-style-name="Standard">
      <style:text-properties officeooo:rsid="0002c127" officeooo:paragraph-rsid="0002c127"/>
    </style:style>
    <style:style style:name="P3" style:family="paragraph" style:parent-style-name="Standard">
      <style:text-properties officeooo:rsid="000413ec" officeooo:paragraph-rsid="000413ec"/>
    </style:style>
    <style:style style:name="P4" style:family="paragraph" style:parent-style-name="Standard">
      <style:text-properties officeooo:paragraph-rsid="000477c2"/>
    </style:style>
    <style:style style:name="P5" style:family="paragraph" style:parent-style-name="Standard">
      <style:text-properties officeooo:rsid="000477c2" officeooo:paragraph-rsid="000477c2"/>
    </style:style>
    <style:style style:name="P6" style:family="paragraph" style:parent-style-name="Standard">
      <style:text-properties officeooo:rsid="000e1e04" officeooo:paragraph-rsid="000e1e04"/>
    </style:style>
    <style:style style:name="P7" style:family="paragraph" style:parent-style-name="Standard">
      <style:text-properties officeooo:rsid="000fa4c9" officeooo:paragraph-rsid="000fa4c9"/>
    </style:style>
    <style:style style:name="P8" style:family="paragraph" style:parent-style-name="Standard">
      <style:text-properties officeooo:rsid="00116a29" officeooo:paragraph-rsid="00116a29"/>
    </style:style>
    <style:style style:name="P9" style:family="paragraph" style:parent-style-name="Standard">
      <style:text-properties officeooo:rsid="00116a29" officeooo:paragraph-rsid="00130069"/>
    </style:style>
    <style:style style:name="P10" style:family="paragraph" style:parent-style-name="Standard">
      <style:text-properties officeooo:paragraph-rsid="00130069"/>
    </style:style>
    <style:style style:name="P11" style:family="paragraph" style:parent-style-name="Standard">
      <style:text-properties officeooo:rsid="00130069" officeooo:paragraph-rsid="00130069"/>
    </style:style>
    <style:style style:name="P12" style:family="paragraph" style:parent-style-name="Standard">
      <style:text-properties fo:font-style="italic" officeooo:paragraph-rsid="00130069" style:font-style-asian="italic"/>
    </style:style>
    <style:style style:name="P13" style:family="paragraph" style:parent-style-name="Table_20_Contents">
      <style:text-properties officeooo:rsid="00056afa" officeooo:paragraph-rsid="00056afa"/>
    </style:style>
    <style:style style:name="P14" style:family="paragraph" style:parent-style-name="Table_20_Contents">
      <style:text-properties officeooo:rsid="00056afa" officeooo:paragraph-rsid="0008d8c5"/>
    </style:style>
    <style:style style:name="P15" style:family="paragraph" style:parent-style-name="List_20_Paragraph">
      <style:paragraph-properties fo:margin-left="0in" fo:margin-right="0in" fo:text-indent="0in" style:auto-text-indent="false"/>
      <style:text-properties fo:color="#000000" fo:language="en" fo:country="US" officeooo:rsid="0015acce" officeooo:paragraph-rsid="0015acce" style:font-name-complex="Monaco"/>
    </style:style>
    <style:style style:name="P16" style:family="paragraph" style:parent-style-name="List_20_Paragraph" style:list-style-name="WWNum2">
      <style:text-properties officeooo:paragraph-rsid="00130069"/>
    </style:style>
    <style:style style:name="P17" style:family="paragraph" style:parent-style-name="List_20_Paragraph" style:list-style-name="WWNum2">
      <style:text-properties fo:font-style="italic" officeooo:paragraph-rsid="00130069" style:font-style-asian="italic"/>
    </style:style>
    <style:style style:name="P18" style:family="paragraph" style:parent-style-name="List_20_Paragraph" style:list-style-name="WWNum2">
      <style:text-properties fo:color="#000000" fo:language="en" fo:country="US" officeooo:paragraph-rsid="00130069" style:font-name-complex="Monaco"/>
    </style:style>
    <style:style style:name="P19" style:family="paragraph" style:parent-style-name="List_20_Paragraph" style:list-style-name="WWNum2">
      <style:text-properties fo:color="#000000" fo:language="en" fo:country="US" officeooo:rsid="00130069" officeooo:paragraph-rsid="00130069" style:font-name-complex="Monaco"/>
    </style:style>
    <style:style style:name="P20" style:family="paragraph" style:parent-style-name="List_20_Paragraph" style:list-style-name="WWNum2">
      <style:paragraph-properties fo:margin-left="0in" fo:margin-right="0in" fo:text-indent="0in" style:auto-text-indent="false"/>
      <style:text-properties officeooo:paragraph-rsid="00130069"/>
    </style:style>
    <style:style style:name="P21" style:family="paragraph" style:parent-style-name="List_20_Paragraph" style:list-style-name="WWNum2">
      <style:paragraph-properties fo:margin-left="0in" fo:margin-right="0in" fo:text-indent="0in" style:auto-text-indent="false"/>
      <style:text-properties fo:color="#000000" fo:language="en" fo:country="US" officeooo:rsid="0013ed49" officeooo:paragraph-rsid="0013ed49" style:font-name-complex="Monaco"/>
    </style:style>
    <style:style style:name="P22" style:family="paragraph" style:parent-style-name="List_20_Paragraph">
      <style:paragraph-properties fo:margin-left="0in" fo:margin-right="0in" fo:text-indent="0in" style:auto-text-indent="false"/>
      <style:text-properties fo:color="#000000" fo:language="en" fo:country="US" officeooo:rsid="0015acce" officeooo:paragraph-rsid="0015acce" style:font-name-complex="Monaco"/>
    </style:style>
    <style:style style:name="P23" style:family="paragraph" style:parent-style-name="List_20_Paragraph">
      <style:paragraph-properties fo:margin-left="0in" fo:margin-right="0in" fo:text-indent="0in" style:auto-text-indent="false"/>
      <style:text-properties fo:color="#000000" fo:language="en" fo:country="US" officeooo:rsid="00190ad9" officeooo:paragraph-rsid="00190ad9" style:font-name-complex="Monaco"/>
    </style:style>
    <style:style style:name="P24" style:family="paragraph" style:parent-style-name="List_20_Paragraph">
      <style:paragraph-properties fo:margin-left="0in" fo:margin-right="0in" fo:text-indent="0in" style:auto-text-indent="false"/>
      <style:text-properties fo:color="#000000" fo:language="en" fo:country="US" officeooo:rsid="001bc046" officeooo:paragraph-rsid="001bc046" style:font-name-complex="Monaco"/>
    </style:style>
    <style:style style:name="P25" style:family="paragraph" style:parent-style-name="List_20_Paragraph">
      <style:paragraph-properties fo:margin-left="0in" fo:margin-right="0in" fo:text-indent="0in" style:auto-text-indent="false"/>
      <style:text-properties fo:color="#000000" fo:language="en" fo:country="US" officeooo:rsid="001ef181" officeooo:paragraph-rsid="001ef181" style:font-name-complex="Monaco"/>
    </style:style>
    <style:style style:name="P26" style:family="paragraph" style:parent-style-name="List_20_Paragraph">
      <style:paragraph-properties fo:margin-left="0in" fo:margin-right="0in" fo:text-indent="0in" style:auto-text-indent="false"/>
      <style:text-properties fo:color="#000000" fo:language="en" fo:country="US" officeooo:rsid="001ef181" officeooo:paragraph-rsid="00208e83" style:font-name-complex="Monaco"/>
    </style:style>
    <style:style style:name="T1" style:family="text">
      <style:text-properties officeooo:rsid="0000fa07"/>
    </style:style>
    <style:style style:name="T2" style:family="text">
      <style:text-properties officeooo:rsid="000413ec"/>
    </style:style>
    <style:style style:name="T3" style:family="text">
      <style:text-properties fo:font-style="italic" style:font-style-asian="italic"/>
    </style:style>
    <style:style style:name="T4" style:family="text">
      <style:text-properties fo:font-style="italic" style:font-style-asian="italic" style:font-style-complex="normal"/>
    </style:style>
    <style:style style:name="T5" style:family="text">
      <style:text-properties fo:font-style="italic" officeooo:rsid="00130069" style:font-style-asian="italic"/>
    </style:style>
    <style:style style:name="T6" style:family="text">
      <style:text-properties fo:font-style="normal" officeooo:rsid="000413ec" style:font-style-asian="normal" style:font-style-complex="normal"/>
    </style:style>
    <style:style style:name="T7" style:family="text">
      <style:text-properties officeooo:rsid="000413ec" style:font-size-complex="14pt"/>
    </style:style>
    <style:style style:name="T8" style:family="text">
      <style:text-properties officeooo:rsid="0005b033"/>
    </style:style>
    <style:style style:name="T9" style:family="text">
      <style:text-properties officeooo:rsid="00073b44"/>
    </style:style>
    <style:style style:name="T10" style:family="text">
      <style:text-properties officeooo:rsid="0008d8c5"/>
    </style:style>
    <style:style style:name="T11" style:family="text">
      <style:text-properties officeooo:rsid="000948fe"/>
    </style:style>
    <style:style style:name="T12" style:family="text">
      <style:text-properties officeooo:rsid="0009bc41"/>
    </style:style>
    <style:style style:name="T13" style:family="text">
      <style:text-properties officeooo:rsid="000abf10"/>
    </style:style>
    <style:style style:name="T14" style:family="text">
      <style:text-properties officeooo:rsid="000b2506"/>
    </style:style>
    <style:style style:name="T15" style:family="text">
      <style:text-properties officeooo:rsid="000c527d"/>
    </style:style>
    <style:style style:name="T16" style:family="text">
      <style:text-properties officeooo:rsid="00130069"/>
    </style:style>
    <style:style style:name="T17" style:family="text">
      <style:text-properties fo:color="#000000" fo:language="en" fo:country="US" style:font-name-complex="Monaco"/>
    </style:style>
    <style:style style:name="T18" style:family="text">
      <style:text-properties officeooo:rsid="00172784"/>
    </style:style>
    <style:style style:name="T19" style:family="text">
      <style:text-properties officeooo:rsid="001a8a5e"/>
    </style:style>
    <style:style style:name="T20" style:family="text">
      <style:text-properties style:text-position="super 58%" officeooo:rsid="00172784"/>
    </style:style>
    <style:style style:name="T21" style:family="text">
      <style:text-properties officeooo:rsid="001d9010"/>
    </style:style>
    <style:style style:name="T22" style:family="text">
      <style:text-properties officeooo:rsid="00208e83"/>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1">For this assignment <text:span text:style-name="T1">I chose to code it in Python because it is more compact and Python features/functions are easier to remember. When executing the Python script, it creates two outputs. First is the coor.csv file which contains the co-occurrence matrix, second is the output from the Python Console containing top 5 recommendations with and without TF-IDF for ‘water’, ‘people’ and ‘london’ tags.</text:span></text:p>
      <text:p text:style-name="P1"/>
      <text:p text:style-name="P2">2.</text:p>
      <text:p text:style-name="P2">a. Tag Recommendation Strategy</text:p>
      <text:p text:style-name="P2">The most popular tag recommendation technique will reccomend tags that co-ocur the most with the selected tag. This techinque tends to recommend tags that are unrelated, just because that tag is popular. Popular tags tend to highly co-occur with almost all the tags in the collection.</text:p>
      <text:p text:style-name="P2"/>
      <text:p text:style-name="P3">i. Pseudo-code</text:p>
      <table:table table:name="Table1" table:style-name="Table1">
        <table:table-column table:style-name="Table1.A"/>
        <table:table-row>
          <table:table-cell table:style-name="Table1.A1" office:value-type="string">
            <text:p text:style-name="P13">//<text:span text:style-name="T9">Read photo_tags csv file</text:span></text:p>
            <text:p text:style-name="P13"><text:s text:c="2"/>//<text:span text:style-name="T9">Populate a hashmap where key is the photo id and the element is a list of tags</text:span></text:p>
            <text:p text:style-name="P13">//<text:span text:style-name="T9">Read tags csv file</text:span></text:p>
            <text:p text:style-name="P13"><text:s/>//<text:span text:style-name="T10">Populate a list of all the tags</text:span></text:p>
            <text:p text:style-name="P13"/>
            <text:p text:style-name="P13">//<text:span text:style-name="T9">In build_coor() is where we build the co-occurrence matrix</text:span></text:p>
            <text:p text:style-name="P13"><text:s text:c="2"/>//<text:span text:style-name="T10">For each tag in the hashmap</text:span></text:p>
            <text:p text:style-name="P14"><text:s text:c="4"/>//<text:bookmark-start text:name="__DdeLink__497_410787200"/><text:span text:style-name="T10">Iterate elements in a loop, where the</text:span><text:bookmark-end text:name="__DdeLink__497_410787200"/><text:span text:style-name="T10"> range from 0 to the length of the number of tags in the list, the list which is the element of the hashmap where the key is the tag of the previous loop</text:span></text:p>
            <text:p text:style-name="P14"><text:s text:c="6"/>//<text:span text:style-name="T10">Iterate elements in a loop, where the range from 1 to the length of the same tag list</text:span></text:p>
            <text:p text:style-name="P13"><text:s text:c="8"/>//<text:span text:style-name="T11">In this iteration, the element from the first loop and the element of this loop is being incremented by 1 in the matrix</text:span></text:p>
            <text:p text:style-name="P13"/>
            <text:p text:style-name="P13">//In getPopularTag method</text:p>
            <text:p text:style-name="P13"><text:s text:c="2"/>//Get the current index number of <text:span text:style-name="T11">the</text:span> tag <text:span text:style-name="T11">you wish to find it’s recommended tags</text:span></text:p>
            <text:p text:style-name="P13"><text:s text:c="2"/>//<text:span text:style-name="T8">Initialize hashmap where the key is the name of the recommended tag and the element is the number of occurrences</text:span></text:p>
            <text:p text:style-name="P13"><text:s text:c="2"/>//<text:span text:style-name="T12">Iterate through the total number of tags in a loop</text:span></text:p>
            <text:p text:style-name="P13"><text:s text:c="5"/>//<text:span text:style-name="T12">For each tag in the list, find the number of occurrences with the specific tag which you want to find recommendations for, this is where we use the index number of the specific tag and index number of the tag in that iteration to get the coordinates in the matrix.</text:span></text:p>
            <text:p text:style-name="P13"><text:s text:c="5"/>//<text:span text:style-name="T12">Append the value of the occurrences to the hashmap</text:span></text:p>
            <text:p text:style-name="P13"><text:s text:c="2"/>//<text:span text:style-name="T13">Use the counter function in python to get the top 5 values for occurrences and print them in the python console</text:span></text:p>
          </table:table-cell>
        </table:table-row>
      </table:table>
      <text:p text:style-name="P3"/>
      <text:p text:style-name="P3"/>
      <text:p text:style-name="P3">b. <text:span text:style-name="T4">Tag Suggestion with popularity and significance</text:span></text:p>
      <text:p text:style-name="P4"><text:span text:style-name="T6">To solve the popular tag problem, we use TF-IDF which is short for t</text:span>erm frequency–inverse document frequency. <text:span text:style-name="T2">If a rare tag, “lake” and a popular tag, “nature” re-occurs frequently with “water” then we would want to give “lake” a higher weightage than “nature”. IDF is calculated as follows </text:span><text:span text:style-name="T2"><draw:frame draw:style-name="fr1" draw:name="1" text:anchor-type="as-char" svg:width="1.2409in" svg:height="0.4138in" draw:z-index="0"><draw:object xlink:href="./Object 1" xlink:type="simple" xlink:show="embed" xlink:actuate="onLoad"/><draw:image xlink:href="./ObjectReplacements/Object 1" xlink:type="simple" xlink:show="embed" xlink:actuate="onLoad"/><svg:desc>formula</svg:desc></draw:frame></text:span><text:span text:style-name="T7">, where I is the number of images in the collection and I(X) is number of images tagged with tag X. </text:span></text:p>
      <text:p text:style-name="P2"/>
      <text:p text:style-name="P5">i. Psuedo-code</text:p>
      <table:table table:name="Table2" table:style-name="Table2">
        <table:table-column table:style-name="Table2.A"/>
        <table:table-row>
          <table:table-cell table:style-name="Table2.A1" office:value-type="string">
            <text:p text:style-name="Table_20_Contents">//<text:span text:style-name="T14">Read tags csv file</text:span></text:p>
            <text:p text:style-name="Table_20_Contents"><text:s text:c="2"/>//<text:span text:style-name="T14">Populate a hashmap where the key is the tag and the element is the total number of occurrences </text:span><text:soft-page-break/><text:span text:style-name="T14">this tag has appeared in all photos</text:span></text:p>
            <text:p text:style-name="Table_20_Contents">//<text:span text:style-name="T14">Read photos.csv</text:span></text:p>
            <text:p text:style-name="Table_20_Contents"><text:s/>//<text:span text:style-name="T14">Get the total number of photos</text:span></text:p>
            <text:p text:style-name="Table_20_Contents"/>
            <text:p text:style-name="Table_20_Contents">//<text:span text:style-name="T14">In getPopularIDFTag method</text:span></text:p>
            <text:p text:style-name="Table_20_Contents"><text:s text:c="2"/>//<text:span text:style-name="T14">Create a hashmap where the key is the name of the tag and the element is the TFIDF value</text:span></text:p>
            <text:p text:style-name="Table_20_Contents"><text:s text:c="2"/>//<text:span text:style-name="T14">Call getPopularTag to return a hashmap of all tags (not just top 5) and their co-occurrence value.</text:span></text:p>
            <text:p text:style-name="Table_20_Contents"><text:s text:c="4"/>//<text:span text:style-name="T15">Iterate through the list of tags, for each word calculate the TF-IDF value and populate the TFIDF hashmap</text:span></text:p>
            <text:p text:style-name="Table_20_Contents"/>
            <text:p text:style-name="Table_20_Contents"><text:s text:c="2"/>//<text:span text:style-name="T15">Use the counter function in python to get the top 5 TF-IDF values and print the results</text:span></text:p>
            <text:p text:style-name="Table_20_Contents"/>
          </table:table-cell>
        </table:table-row>
      </table:table>
      <text:p text:style-name="P5"/>
      <text:p text:style-name="P5"/>
      <text:p text:style-name="P6">3. Code description</text:p>
      <text:p text:style-name="P6">My code is divided neatly into functions. I will explain each function.</text:p>
      <text:p text:style-name="P6"/>
      <text:p text:style-name="P7">Function readCSV() - This function uses Python’s CSV module to read from CSV files. This reads from all the provided CSV files and populate the data into their appropiate data types.</text:p>
      <text:p text:style-name="P7"/>
      <text:p text:style-name="P8">Function fillMatrixHeaders() - This functions fills up the matrix with String headers. These string headers are the tags. Using the same order, it populates the same tag list for the first row and the first column.</text:p>
      <text:p text:style-name="P8"/>
      <text:p text:style-name="P8">Function buildCoor() - This function builds the full co-occurrence matrix with all the proper values.</text:p>
      <text:p text:style-name="P8"/>
      <text:p text:style-name="P9">Function <text:span text:style-name="T16">modifyMatrix() - This function is used by the function buildCoor() to edit values for individual coordinates on the matrix. This is done by getting the index numbers of the two tags you wish to edit the value, this value is incremented by 1 because to compensate for the String headers.</text:span></text:p>
      <text:p text:style-name="P8"/>
      <text:p text:style-name="P8">Function getPopularTag() - This function prints out the top 5 tags recommended based on the highest number of occurrences.</text:p>
      <text:p text:style-name="P8"/>
      <text:p text:style-name="P11">Function getPopularIDFTag() – This functions prints out the top 5 tags recommended based on the highest TF-IDF value</text:p>
      <text:p text:style-name="P11"/>
      <text:p text:style-name="P11">Function gen_matrix_csv() - This function saves the co-occurrence matrix into a CSV file called “coor.csv” for easy viewing.</text:p>
      <text:p text:style-name="P12"/>
      <text:p text:style-name="P10"><text:span text:style-name="T5">4. </text:span><text:span text:style-name="T3">Top 5 tags without IDF</text:span></text:p>
      <text:list xml:id="list5051590165396065512" text:style-name="WWNum2">
        <text:list-item>
          <text:list>
            <text:list-item>
              <text:p text:style-name="P17">Suggestions</text:p>
              <text:list>
                <text:list-item>
                  <text:p text:style-name="P16">water </text:p>
                  <text:list>
                    <text:list-item>
                      <text:p text:style-name="P18">nature, 74.0 </text:p>
                    </text:list-item>
                    <text:list-item>
                      <text:p text:style-name="P18">blue, 71.0 </text:p>
                    </text:list-item>
                    <text:list-item>
                      <text:p text:style-name="P18">reflection, 63.0 </text:p>
                    </text:list-item>
                    <text:list-item>
                      <text:p text:style-name="P18">lake, 62.0 </text:p>
                    </text:list-item>
                    <text:list-item>
                      <text:p text:style-name="P18">landscape, 62.0</text:p>
                    </text:list-item>
                  </text:list>
                </text:list-item>
                <text:list-item>
                  <text:p text:style-name="P16">people<text:span text:style-name="T17"> </text:span></text:p>
                  <text:list>
                    <text:list-item>
                      <text:p text:style-name="P18">portrait, 28.0 </text:p>
                    </text:list-item>
                    <text:list-item>
                      <text:p text:style-name="P18">street, 27.0 </text:p>
                    </text:list-item>
                    <text:list-item>
                      <text:p text:style-name="P18">bw, 24.0 </text:p>
                    </text:list-item>
                    <text:list-item>
                      <text:p text:style-name="P18">2007, 23.0 </text:p>
                    </text:list-item>
                    <text:list-item>
                      <text:p text:style-name="P18"><text:soft-page-break/>explore, 21.0</text:p>
                    </text:list-item>
                  </text:list>
                </text:list-item>
                <text:list-item>
                  <text:p text:style-name="P16">london<text:span text:style-name="T17"> </text:span></text:p>
                  <text:list>
                    <text:list-item>
                      <text:p text:style-name="P18">explore, 32.0 </text:p>
                    </text:list-item>
                    <text:list-item>
                      <text:p text:style-name="P18">geotagged, 15.0 </text:p>
                    </text:list-item>
                    <text:list-item>
                      <text:p text:style-name="P18">graffiti, 15.0 </text:p>
                    </text:list-item>
                    <text:list-item>
                      <text:p text:style-name="P18">architecture, 14.0 </text:p>
                    </text:list-item>
                    <text:list-item>
                      <text:p text:style-name="P18">street, 13.0</text:p>
                      <text:p text:style-name="P20"><text:span text:style-name="T5">5. </text:span><text:span text:style-name="T3">Top 5 tags with IDF</text:span></text:p>
                    </text:list-item>
                  </text:list>
                </text:list-item>
              </text:list>
            </text:list-item>
            <text:list-item>
              <text:p text:style-name="P17">Suggestions</text:p>
              <text:list>
                <text:list-item>
                  <text:p text:style-name="P16">water<text:span text:style-name="T17"> </text:span></text:p>
                  <text:list>
                    <text:list-item>
                      <text:p text:style-name="P18">lake, 270.215 </text:p>
                    </text:list-item>
                    <text:list-item>
                      <text:p text:style-name="P18">reflection, 238.48 </text:p>
                    </text:list-item>
                    <text:list-item>
                      <text:p text:style-name="P18">nature, 236.189 </text:p>
                    </text:list-item>
                    <text:list-item>
                      <text:p text:style-name="P18">landscape, 224.4 </text:p>
                    </text:list-item>
                    <text:list-item>
                      <text:p text:style-name="P18">blue, 208.026</text:p>
                    </text:list-item>
                  </text:list>
                </text:list-item>
                <text:list-item>
                  <text:p text:style-name="P16">people<text:span text:style-name="T17"> </text:span></text:p>
                  <text:list>
                    <text:list-item>
                      <text:p text:style-name="P18">street, 99.171 </text:p>
                    </text:list-item>
                    <text:list-item>
                      <text:p text:style-name="P18">portrait, 87.143 </text:p>
                    </text:list-item>
                    <text:list-item>
                      <text:p text:style-name="P18">bw, 70.818 </text:p>
                    </text:list-item>
                    <text:list-item>
                      <text:p text:style-name="P18">2007, 66.626 </text:p>
                    </text:list-item>
                    <text:list-item>
                      <text:p text:style-name="P18">man, 53.69</text:p>
                    </text:list-item>
                  </text:list>
                </text:list-item>
                <text:list-item>
                  <text:p text:style-name="P16">london<text:span text:style-name="T17"> </text:span></text:p>
                  <text:list>
                    <text:list-item>
                      <text:p text:style-name="P18">explore, 72.335 </text:p>
                    </text:list-item>
                    <text:list-item>
                      <text:p text:style-name="P18">graffiti, 56.715 </text:p>
                    </text:list-item>
                    <text:list-item>
                      <text:p text:style-name="P18">geotagged, 54.179 </text:p>
                    </text:list-item>
                    <text:list-item>
                      <text:p text:style-name="P18">architecture, 52.042 </text:p>
                    </text:list-item>
                    <text:list-item>
                      <text:p text:style-name="P19">street, 47.749</text:p>
                      <text:p text:style-name="P21">b. Reflections</text:p>
                    </text:list-item>
                  </text:list>
                </text:list-item>
              </text:list>
            </text:list-item>
          </text:list>
        </text:list-item>
      </text:list>
      <text:p text:style-name="P15">i. Tags recommended for ‘water’ using TF-IDF seems to have made a big improvement over using popularity. As ‘nature’ can be quite popular among a lot of images but it does not directly describe water, TF-IDF fixes that by having ‘lake’ becoming the top recommended tag. ‘Reflection’ is also a good recommended tag for water as a quick Google Image Search brings up images of reflections on water.</text:p>
      <text:p text:style-name="P15"/>
      <text:p text:style-name="P15"><text:span text:style-name="T18">In regards to</text:span> Tags recommended for ‘people’, ‘ <text:span text:style-name="T18">2007’ is a tag which contains temporal information about a year and it should not be recommended for the tag ‘people. Seeing photos of people on portraits and streets are common so these tags are acceptable. After TF-IDF was applied, the more relevant tag ‘man’ was pushed up to the 5</text:span><text:span text:style-name="T20">th</text:span><text:span text:style-name="T18"> position though I feel it should be at least in the top 3 as it is very relevant to the word ‘people’.</text:span></text:p>
      <text:p text:style-name="P15"/>
      <text:p text:style-name="P23">Tags suggested for ‘london’ are fine except for ‘geotagged’ which is irrelevant and should be removed as a stopword. <text:span text:style-name="T19">It seems that after TF-IDF was applied to ‘london’ suggestions, nothing much has improved.</text:span></text:p>
      <text:p text:style-name="P23"/>
      <text:p text:style-name="P24">6. Improving recommendations</text:p>
      <text:p text:style-name="P24">a. Possible strategies using the timestamp:</text:p>
      <text:p text:style-name="P24">Giving temporal information like the time could help suggest tags that are relative to time. For example time that suggests that it’s in the evening could recommend tags like ‘sunset’ or ‘sunrise’ for morning timestamps and timestamps for nighttime could recommend tags like ‘nightlife’ <text:span text:style-name="T21">or ‘dark’</text:span>.</text:p>
      <text:p text:style-name="P24"/>
      <text:p text:style-name="P25">b. Possible strategies using the coordinates</text:p>
      <text:p text:style-name="P26"><text:soft-page-break/>With coordinates data, we can pull out notable attractions or buildings in proximity of that coordinate and suggest tags to the user. For example, given a coordinate “1.254868, 103.823268” we can suggest tags like ‘sentosa’ <text:s/>and ‘universal<text:span text:style-name="T22">s</text:span>tudios’. </text:p>
      <text:p text:style-name="P26"/>
      <text:p text:style-name="P26"><text:span text:style-name="T22">Another example, for a coordinate “51.500796, -0.124819” we could suggest ‘bigben’ and ‘lond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onaco" svg:font-family="Monaco"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haracter_5f_20_5f_style" style:display-name="Character_20_style"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00:26:50.148994964</meta:creation-date>
    <dc:date>2016-11-08T22:41:52.814085970</dc:date>
    <meta:editing-duration>PT1H36M48S</meta:editing-duration>
    <meta:editing-cycles>4</meta:editing-cycles>
    <meta:generator>LibreOffice/5.1.4.2$Linux_X86_64 LibreOffice_project/10m0$Build-2</meta:generator>
    <meta:document-statistic meta:table-count="2" meta:image-count="0" meta:object-count="1" meta:page-count="4" meta:paragraph-count="93" meta:word-count="1179" meta:character-count="6897" meta:non-whitespace-character-count="5762"/>
  </office:meta>
</office:document-meta>
</file>

<file path=Object 1/content.xml><?xml version="1.0" encoding="utf-8"?>
<math xmlns="http://www.w3.org/1998/Math/MathML" display="block">
  <semantics>
    <mrow>
      <mrow>
        <mi mathvariant="italic">IDF</mi>
        <mo stretchy="false">=</mo>
        <mi>log</mi>
      </mrow>
      <mi>⁡</mi>
      <mrow>
        <mo fence="true" stretchy="false">(</mo>
        <mrow>
          <mfrac>
            <mi>I</mi>
            <mrow>
              <mi>I</mi>
              <mrow>
                <mo fence="true" stretchy="true">(</mo>
                <mrow>
                  <mi>X</mi>
                </mrow>
                <mo fence="true" stretchy="true">)</mo>
              </mrow>
            </mrow>
          </mfrac>
        </mrow>
        <mo fence="true" stretchy="false">)</mo>
      </mrow>
    </mrow>
    <annotation encoding="StarMath 5.0">IDF= log⁡ ( {I} over {I left (X right )} )</annotation>
  </semantics>
</math>
</file>